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337cm" fo:min-width="1.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35cm" fo:min-width="1.111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1cm" fo:min-width="0.468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337cm" fo:min-width="1.113cm"/>
      <style:paragraph-properties style:writing-mode="lr-tb"/>
    </style:style>
    <style:style style:name="gr9" style:family="graphic" style:parent-style-name="standard">
      <style:graphic-properties draw:textarea-vertical-align="middle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loext:graphic-properties draw:fill="none"/>
      <style:paragraph-properties fo:text-align="center"/>
      <style:text-properties fo:font-size="11pt" fo:language="en" fo:country="GB" style:font-size-asian="18pt" style:font-size-complex="18pt"/>
    </style:style>
    <style:style style:name="P3" style:family="paragraph">
      <style:paragraph-properties fo:text-align="center" style:writing-mode="lr-tb"/>
      <style:text-properties fo:font-size="11pt" fo:language="en" fo:country="GB" style:font-size-asian="18pt" style:font-size-complex="18pt"/>
    </style:style>
    <style:style style:name="P4" style:family="paragraph">
      <style:paragraph-properties fo:text-align="center"/>
      <style:text-properties fo:font-size="11pt" fo:language="en" fo:country="GB" style:font-size-asian="18pt" style:font-size-complex="18pt"/>
    </style:style>
    <style:style style:name="P5" style:family="paragraph">
      <style:text-properties fo:font-size="11pt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fo:font-size="11pt" style:font-size-asian="18pt" style:font-size-complex="18pt"/>
    </style:style>
    <style:style style:name="P7" style:family="paragraph">
      <style:paragraph-properties fo:text-align="center"/>
    </style:style>
    <style:style style:name="T1" style:family="text">
      <style:text-properties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0.911cm" svg:y1="2.837cm" svg:x2="2.257cm" svg:y2="3.107cm" draw:start-shape="id1" draw:start-glue-point="10" draw:end-shape="id2" draw:end-glue-point="0" svg:d="M911 2837h1346v270" svg:viewBox="0 0 1347 271">
          <text:p/>
        </draw:connector>
        <draw:connector draw:style-name="gr1" draw:text-style-name="P1" draw:layer="layout" svg:x1="2.257cm" svg:y1="5.291cm" svg:x2="0.911cm" svg:y2="5.565cm" draw:start-shape="id2" draw:start-glue-point="2" draw:end-shape="id3" draw:end-glue-point="10" svg:d="M2257 5291v274h-1346" svg:viewBox="0 0 1347 275">
          <text:p/>
        </draw:connector>
        <draw:g xml:id="id2" draw:id="id2">
          <draw:path draw:style-name="gr2" draw:text-style-name="P2" draw:layer="layout" svg:width="0.331cm" svg:height="0.157cm" draw:transform="skewX (0.0425860337486616) rotate (-2.97596090757553) translate (2.57961641731885cm 3.99513568250574cm)" svg:viewBox="0 0 332 158" svg:d="M332 0c-307-1-332 158-332 158">
            <text:p/>
          </draw:path>
          <draw:path draw:style-name="gr2" draw:text-style-name="P2" draw:layer="layout" svg:width="0.332cm" svg:height="0.157cm" draw:transform="skewX (-0.0378736447682769) rotate (-0.166155344789861) translate (2.25239909035938cm 3.65400924848403cm)" svg:viewBox="0 0 333 158" svg:d="M0 0c307-1 333 158 333 158">
            <text:p/>
          </draw:path>
          <draw:path draw:style-name="gr2" draw:text-style-name="P2" draw:layer="layout" svg:width="0.327cm" svg:height="0.062cm" draw:transform="skewX (0.239284640448422) rotate (3.0764918724904) translate (2.25279275991289cm 4.04428347028954cm)" svg:viewBox="0 0 328 63" svg:d="M0 0c304 0 328 63 328 63">
            <text:p/>
          </draw:path>
          <draw:path draw:style-name="gr2" draw:text-style-name="P2" draw:layer="layout" svg:width="0.326cm" svg:height="0.093cm" draw:transform="skewX (-0.0956440430092893) rotate (0.0973893722612836) translate (1.93789415916937cm 3.88191569735996cm)" svg:viewBox="0 0 327 94" svg:d="M327 0c-304 0-327 94-327 94">
            <text:p/>
          </draw:path>
          <draw:path draw:style-name="gr2" draw:text-style-name="P2" draw:layer="layout" svg:width="0.331cm" svg:height="0.155cm" draw:transform="skewX (-0.0476474885794452) rotate (-0.172089464246642) translate (2.2618631086865cm 3.84957550834307cm)" svg:viewBox="0 0 332 156" svg:d="M0 0c307-3 332 156 332 156">
            <text:p/>
          </draw:path>
          <draw:path draw:style-name="gr2" draw:text-style-name="P2" draw:layer="layout" svg:width="0.331cm" svg:height="0.157cm" draw:transform="skewX (0.0425860337486617) rotate (-2.97596090757553) translate (2.58907650038299cm 4.2207898273106cm)" svg:viewBox="0 0 332 158" svg:d="M332 0c-307-1-332 158-332 158">
            <text:p/>
          </draw:path>
          <draw:path draw:style-name="gr2" draw:text-style-name="P2" draw:layer="layout" svg:width="0.326cm" svg:height="0.062cm" draw:transform="skewX (0.224972940582069) rotate (3.0766664054156) translate (2.25436945297365cm 4.27548645842192cm)" svg:viewBox="0 0 327 63" svg:d="M0 0c304 0 327 63 327 63">
            <text:p/>
          </draw:path>
          <draw:path draw:style-name="gr2" draw:text-style-name="P2" draw:layer="layout" svg:width="0.327cm" svg:height="0.093cm" draw:transform="skewX (-0.0965167076352864) rotate (0.0973893722612836) translate (1.93781175808049cm 4.11358917107095cm)" svg:viewBox="0 0 328 94" svg:d="M328 0c-305 0-328 94-328 94">
            <text:p/>
          </draw:path>
          <draw:path draw:style-name="gr2" draw:text-style-name="P2" draw:layer="layout" svg:width="0.331cm" svg:height="0.155cm" draw:transform="skewX (-0.0476474885794452) rotate (-0.172089464246642) translate (2.2618631086865cm 4.0812409315956cm)" svg:viewBox="0 0 332 156" svg:d="M0 0c307-3 332 156 332 156">
            <text:p/>
          </draw:path>
          <draw:path draw:style-name="gr2" draw:text-style-name="P2" draw:layer="layout" svg:width="0.33cm" svg:height="0.158cm" draw:transform="skewX (0.0425860337486616) rotate (-2.97910250022912) translate (2.57925061520309cm 4.4591183326524cm)" svg:viewBox="0 0 331 159" svg:d="M331 0c-307 0-331 159-331 159">
            <text:p/>
          </draw:path>
          <draw:path draw:style-name="gr2" draw:text-style-name="P2" draw:layer="layout" svg:width="0.326cm" svg:height="0.062cm" draw:transform="skewX (0.22776546738526) rotate (3.0766664054156) translate (2.25436945230481cm 4.50715188163097cm)" svg:viewBox="0 0 327 63" svg:d="M0 0c304 0 327 63 327 63">
            <text:p/>
          </draw:path>
          <draw:path draw:style-name="gr2" draw:text-style-name="P2" draw:layer="layout" svg:width="0.327cm" svg:height="0.093cm" draw:transform="skewX (-0.0965167076352864) rotate (0.0973893722612836) translate (1.93781175808049cm 4.34479218828904cm)" svg:viewBox="0 0 328 94" svg:d="M328 0c-305 0-328 94-328 94">
            <text:p/>
          </draw:path>
          <draw:path draw:style-name="gr2" draw:text-style-name="P2" draw:layer="layout" svg:width="0.331cm" svg:height="0.155cm" draw:transform="skewX (-0.0476474885794452) rotate (-0.172089464246642) translate (2.2618631086865cm 4.31244394881369cm)" svg:viewBox="0 0 332 156" svg:d="M0 0c307-3 332 156 332 156">
            <text:p/>
          </draw:path>
          <draw:path draw:style-name="gr2" draw:text-style-name="P2" draw:layer="layout" svg:width="0.33cm" svg:height="0.157cm" draw:transform="skewX (0.0476474885794452) rotate (-2.97596090757553) translate (2.58828670966307cm 4.67269254689398cm)" svg:viewBox="0 0 331 158" svg:d="M331 0c-307-1-331 158-331 158">
            <text:p/>
          </draw:path>
          <draw:line draw:style-name="gr2" draw:text-style-name="P2" draw:layer="layout" svg:x1="2.251cm" svg:y1="3.673cm" svg:x2="2.257cm" svg:y2="3.107cm">
            <text:p/>
          </draw:line>
          <draw:line draw:style-name="gr2" draw:text-style-name="P2" draw:layer="layout" svg:x1="2.256cm" svg:y1="5.291cm" svg:x2="2.262cm" svg:y2="4.725cm">
            <text:p/>
          </draw:line>
        </draw:g>
        <draw:g xml:id="id4" draw:id="id4">
          <draw:path draw:style-name="gr2" draw:text-style-name="P2" draw:layer="layout" svg:width="0.33cm" svg:height="0.157cm" draw:transform="skewX (-0.0471238898038469) rotate (2.97543730879993) translate (3.73304987711502cm 4.06230553902133cm)" svg:viewBox="0 0 331 158" svg:d="M0 0c307-1 331 158 331 158">
            <text:p/>
          </draw:path>
          <draw:path draw:style-name="gr2" draw:text-style-name="P2" draw:layer="layout" svg:width="0.331cm" svg:height="0.157cm" draw:transform="skewX (0.0425860337486617) rotate (0.165631746014262) translate (3.40582595920025cm 3.72120974563226cm)" svg:viewBox="0 0 332 158" svg:d="M332 0c-308-1-332 158-332 158">
            <text:p/>
          </draw:path>
          <draw:path draw:style-name="gr2" draw:text-style-name="P2" draw:layer="layout" svg:width="0.327cm" svg:height="0.062cm" draw:transform="skewX (-0.236492113645232) rotate (-3.07649187249041) translate (4.05972693471866cm 4.03545141429284cm)" svg:viewBox="0 0 328 63" svg:d="M328 0c-304 0-328 63-328 63">
            <text:p/>
          </draw:path>
          <draw:path draw:style-name="gr2" draw:text-style-name="P2" draw:layer="layout" svg:width="0.327cm" svg:height="0.093cm" draw:transform="skewX (0.0956440430092893) rotate (-0.0970403064108852) translate (3.72171833437325cm 3.8625590836495cm)" svg:viewBox="0 0 328 94" svg:d="M0 0c304 0 328 94 328 94">
            <text:p/>
          </draw:path>
          <draw:path draw:style-name="gr2" draw:text-style-name="P2" draw:layer="layout" svg:width="0.332cm" svg:height="0.156cm" draw:transform="skewX (0.0378736447682769) rotate (0.168249739892253) translate (3.39548724183394cm 3.91783047391961cm)" svg:viewBox="0 0 333 157" svg:d="M333 0c-307-2-333 157-333 157">
            <text:p/>
          </draw:path>
          <draw:path draw:style-name="gr2" draw:text-style-name="P2" draw:layer="layout" svg:width="0.331cm" svg:height="0.157cm" draw:transform="skewX (-0.0427605666738611) rotate (2.97543730879993) translate (3.72358978457097cm 4.28795968223639cm)" svg:viewBox="0 0 332 158" svg:d="M0 0c307-1 332 158 332 158">
            <text:p/>
          </draw:path>
          <draw:path draw:style-name="gr2" draw:text-style-name="P2" draw:layer="layout" svg:width="0.326cm" svg:height="0.062cm" draw:transform="skewX (-0.22776546738526) rotate (-3.07649187249041) translate (4.05742092275951cm 4.26670198081073cm)" svg:viewBox="0 0 327 63" svg:d="M327 0c-304 0-327 63-327 63">
            <text:p/>
          </draw:path>
          <draw:path draw:style-name="gr2" draw:text-style-name="P2" draw:layer="layout" svg:width="0.327cm" svg:height="0.093cm" draw:transform="skewX (0.0956440430092892) rotate (-0.0970403064108852) translate (3.72171833437325cm 4.09422450690203cm)" svg:viewBox="0 0 328 94" svg:d="M0 0c304 0 328 94 328 94">
            <text:p/>
          </draw:path>
          <draw:path draw:style-name="gr2" draw:text-style-name="P2" draw:layer="layout" svg:width="0.331cm" svg:height="0.157cm" draw:transform="skewX (0.0376991118430775) rotate (0.165108147238664) translate (3.39581505974139cm 4.14839281646006cm)" svg:viewBox="0 0 332 158" svg:d="M332 0c-307-1-332 158-332 158">
            <text:p/>
          </draw:path>
          <draw:path draw:style-name="gr2" draw:text-style-name="P2" draw:layer="layout" svg:width="0.33cm" svg:height="0.157cm" draw:transform="skewX (-0.0476474885794452) rotate (2.97543730879993) translate (3.73304987825286cm 4.52517397968277cm)" svg:viewBox="0 0 331 158" svg:d="M0 0c307-1 331 158 331 158">
            <text:p/>
          </draw:path>
          <draw:path draw:style-name="gr2" draw:text-style-name="P2" draw:layer="layout" svg:width="0.326cm" svg:height="0.062cm" draw:transform="skewX (-0.22776546738526) rotate (-3.07649187249041) translate (4.05742092275951cm 4.49836740406326cm)" svg:viewBox="0 0 327 63" svg:d="M327 0c-304 0-327 63-327 63">
            <text:p/>
          </draw:path>
          <draw:path draw:style-name="gr2" draw:text-style-name="P2" draw:layer="layout" svg:width="0.327cm" svg:height="0.092cm" draw:transform="skewX (0.0956440430092892) rotate (-0.100356431989675) translate (3.72172064276951cm 4.32541590536038cm)" svg:viewBox="0 0 328 93" svg:d="M0 0c304-1 328 93 328 93">
            <text:p/>
          </draw:path>
          <draw:path draw:style-name="gr2" draw:text-style-name="P2" draw:layer="layout" svg:width="0.332cm" svg:height="0.156cm" draw:transform="skewX (0.0378736447682769) rotate (0.168249739892253) translate (3.39548724183394cm 4.38069891439024cm)" svg:viewBox="0 0 333 157" svg:d="M333 0c-307-2-333 157-333 157">
            <text:p/>
          </draw:path>
          <draw:path draw:style-name="gr2" draw:text-style-name="P2" draw:layer="layout" svg:width="0.331cm" svg:height="0.157cm" draw:transform="skewX (-0.0425860337486616) rotate (2.97543730879993) translate (3.72358978419185cm 4.73973037781697cm)" svg:viewBox="0 0 332 158" svg:d="M0 0c307-1 332 158 332 158">
            <text:p/>
          </draw:path>
          <draw:line draw:style-name="gr2" draw:text-style-name="P2" draw:layer="layout" svg:x1="3.734cm" svg:y1="3.685cm" svg:x2="3.728cm" svg:y2="3.119cm">
            <text:p/>
          </draw:line>
          <draw:line draw:style-name="gr2" draw:text-style-name="P2" draw:layer="layout" svg:x1="3.729cm" svg:y1="5.304cm" svg:x2="3.723cm" svg:y2="4.738cm">
            <text:p/>
          </draw:line>
        </draw:g>
        <draw:line draw:style-name="gr3" draw:text-style-name="P2" draw:layer="layout" svg:x1="3.099cm" svg:y1="3.568cm" svg:x2="3.099cm" svg:y2="4.865cm">
          <text:p/>
        </draw:line>
        <draw:line draw:style-name="gr3" draw:text-style-name="P2" draw:layer="layout" svg:x1="2.942cm" svg:y1="3.569cm" svg:x2="2.942cm" svg:y2="4.866cm">
          <text:p/>
        </draw:line>
        <draw:custom-shape draw:style-name="gr4" draw:text-style-name="P3" xml:id="id6" draw:id="id6" draw:layer="layout" svg:width="1.6cm" svg:height="2.587cm" svg:x="6.4cm" svg:y="2.9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3"><text:span text:style-name="T1">Envelope </text:span></text:p>
          <text:p text:style-name="P3"><text:span text:style-name="T1">Det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7" draw:id="id7" draw:layer="layout" svg:width="1.611cm" svg:height="2.6cm" svg:x="8.3cm" svg:y="2.9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3"><text:span text:style-name="T1">Voltage </text:span></text:p>
          <text:p text:style-name="P3"><text:span text:style-name="T1">Regul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8" draw:id="id8" draw:layer="layout" svg:width="0.111cm" svg:height="0.13cm" svg:x="10.489cm" svg:y="2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9" draw:id="id9" draw:layer="layout" svg:width="0.11cm" svg:height="0.13cm" svg:x="10.41cm" svg:y="5.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" draw:id="id1" draw:layer="layout" svg:width="0.111cm" svg:height="0.13cm" svg:x="0.8cm" svg:y="2.7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3" draw:id="id3" draw:layer="layout" svg:width="0.111cm" svg:height="0.13cm" svg:x="0.8cm" svg:y="5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44cm" svg:height="0.691cm" svg:x="2.5cm" svg:y="2.309cm">
          <draw:text-box>
            <text:p text:style-name="P5">n:1</text:p>
          </draw:text-box>
        </draw:frame>
        <draw:custom-shape draw:style-name="gr8" draw:text-style-name="P3" xml:id="id5" draw:id="id5" draw:layer="layout" svg:width="1.613cm" svg:height="2.587cm" svg:x="4.387cm" svg:y="2.902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3"><text:span text:style-name="T1">F</text:span><text:span text:style-name="T1">u</text:span><text:span text:style-name="T1">ll </text:span><text:span text:style-name="T1">W</text:span><text:span text:style-name="T1">a</text:span><text:span text:style-name="T1">v</text:span><text:span text:style-name="T1">e </text:span></text:p>
          <text:p text:style-name="P3"><text:span text:style-name="T1">R</text:span><text:span text:style-name="T1">e</text:span><text:span text:style-name="T1">c</text:span><text:span text:style-name="T1">ti</text:span><text:span text:style-name="T1">fi</text:span><text:span text:style-name="T1">e</text:span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draw:line-skew="0.6cm 1.535cm" svg:x1="3.728cm" svg:y1="3.119cm" svg:x2="4.387cm" svg:y2="3.09cm" draw:start-shape="id4" draw:start-glue-point="0" draw:end-shape="id5" draw:end-glue-point="4" svg:d="M3728 3119v-119h672v90h-13" svg:viewBox="0 0 673 120">
          <text:p/>
        </draw:connector>
        <draw:connector draw:style-name="gr9" draw:text-style-name="P7" draw:layer="layout" draw:line-skew="1.335cm -0.689cm" svg:x1="4.387cm" svg:y1="5.289cm" svg:x2="3.728cm" svg:y2="5.303cm" draw:start-shape="id5" draw:start-glue-point="5" draw:end-shape="id4" draw:end-glue-point="2" svg:d="M4387 5289h-187v11h-472v3" svg:viewBox="0 0 660 15">
          <text:p/>
        </draw:connector>
        <draw:connector draw:style-name="gr9" draw:text-style-name="P7" draw:layer="layout" svg:x1="5.999cm" svg:y1="3.09cm" svg:x2="6.401cm" svg:y2="3.088cm" draw:start-shape="id5" draw:start-glue-point="6" draw:end-shape="id6" draw:end-glue-point="4" svg:d="M5999 3090h185v-2h217" svg:viewBox="0 0 403 3">
          <text:p/>
        </draw:connector>
        <draw:connector draw:style-name="gr9" draw:text-style-name="P7" draw:layer="layout" svg:x1="5.999cm" svg:y1="5.32cm" svg:x2="6.401cm" svg:y2="5.287cm" draw:start-shape="id5" draw:start-glue-point="7" draw:end-shape="id6" draw:end-glue-point="5" svg:d="M5999 5320h185v-33h217" svg:viewBox="0 0 403 34">
          <text:p/>
        </draw:connector>
        <draw:connector draw:style-name="gr9" draw:text-style-name="P7" draw:layer="layout" svg:x1="8cm" svg:y1="5.318cm" svg:x2="8.3cm" svg:y2="5.299cm" draw:start-shape="id6" draw:start-glue-point="7" draw:end-shape="id7" draw:end-glue-point="5" svg:d="M8000 5318h147v-19h153" svg:viewBox="0 0 301 20">
          <text:p/>
        </draw:connector>
        <draw:connector draw:style-name="gr9" draw:text-style-name="P7" draw:layer="layout" svg:x1="8cm" svg:y1="3.088cm" svg:x2="8.3cm" svg:y2="3.09cm" draw:start-shape="id6" draw:start-glue-point="6" draw:end-shape="id7" draw:end-glue-point="4" svg:d="M8000 3088h147v2h153" svg:viewBox="0 0 301 3">
          <text:p/>
        </draw:connector>
        <draw:connector draw:style-name="gr9" draw:text-style-name="P7" draw:layer="layout" svg:x1="9.91cm" svg:y1="3.09cm" svg:x2="10.505cm" svg:y2="3.062cm" draw:start-shape="id7" draw:start-glue-point="6" draw:end-shape="id8" draw:end-glue-point="7" svg:d="M9910 3090h303v-28h292" svg:viewBox="0 0 596 29">
          <text:p/>
        </draw:connector>
        <draw:connector draw:style-name="gr9" draw:text-style-name="P7" draw:layer="layout" svg:x1="9.91cm" svg:y1="5.331cm" svg:x2="10.426cm" svg:y2="5.281cm" draw:start-shape="id7" draw:start-glue-point="7" draw:end-shape="id9" draw:end-glue-point="7" svg:d="M9910 5331h264v-50h252" svg:viewBox="0 0 517 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03T23:07:01.444519070</dc:date>
    <meta:editing-duration>PT43M17S</meta:editing-duration>
    <meta:editing-cycles>17</meta:editing-cycles>
    <meta:generator>LibreOffice/6.4.6.2$Linux_X86_64 LibreOffice_project/40$Build-2</meta:generator>
    <meta:document-statistic meta:object-count="54"/>
  </office:meta>
</office:document-meta>
</file>